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ontext.increase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ntext.isPage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ntext.get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ntext.setCurrentPage( PDFPage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ntext.clear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